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91a4" officeooo:paragraph-rsid="001791a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9137b" officeooo:paragraph-rsid="001b6a8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dfa15" officeooo:paragraph-rsid="001dfa1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791a4" officeooo:paragraph-rsid="001791a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0pt" fo:font-style="italic" style:text-underline-style="none" fo:font-weight="normal" officeooo:rsid="002024ba" officeooo:paragraph-rsid="002024ba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1dfa15" officeooo:paragraph-rsid="001dfa15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1dfa15" officeooo:paragraph-rsid="002707ff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41c45" officeooo:paragraph-rsid="00241c45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4afb1" officeooo:paragraph-rsid="0024afb1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83e9b" officeooo:paragraph-rsid="00283e9b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bold" officeooo:rsid="003cafcd" officeooo:paragraph-rsid="003f4f12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bold" officeooo:rsid="0040e3c1" officeooo:paragraph-rsid="0040e3c1" style:font-size-asian="15.75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40e3c1" officeooo:paragraph-rsid="0040e3c1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40e3c1" officeooo:paragraph-rsid="0046366f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4d64b1" officeooo:paragraph-rsid="004d64b1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40e3c1" officeooo:paragraph-rsid="0040e3c1" style:font-size-asian="15.75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position="0% 100%" fo:font-size="14pt" style:text-underline-style="none" fo:font-weight="bold" officeooo:rsid="00199cdc" officeooo:paragraph-rsid="001b6a84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position="0% 100%" fo:font-size="14pt" style:text-underline-style="none" fo:font-weight="normal" officeooo:rsid="001dfa15" officeooo:paragraph-rsid="001dfa1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199cdc" officeooo:paragraph-rsid="0019137b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position="0% 100%" fo:font-size="18pt" style:text-underline-style="none" fo:font-weight="normal" officeooo:rsid="001dfa15" officeooo:paragraph-rsid="001dfa15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8pt" style:text-underline-style="none" fo:font-weight="normal" officeooo:rsid="001dfa15" officeooo:paragraph-rsid="001dfa15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8pt" style:text-underline-style="none" fo:font-weight="normal" officeooo:rsid="00298816" officeooo:paragraph-rsid="00298816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18pt" style:text-underline-style="none" fo:font-weight="normal" officeooo:rsid="00283e9b" officeooo:paragraph-rsid="00283e9b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8pt" style:text-underline-style="none" fo:font-weight="normal" officeooo:rsid="0024afb1" officeooo:paragraph-rsid="0024afb1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8pt" style:text-underline-style="none" fo:font-weight="normal" officeooo:rsid="002e0905" officeooo:paragraph-rsid="002e0905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fo:font-size="18pt" style:text-underline-style="none" fo:font-weight="normal" officeooo:rsid="00346e59" officeooo:paragraph-rsid="00346e59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fo:font-size="18pt" style:text-underline-style="none" fo:font-weight="normal" officeooo:rsid="003cafcd" officeooo:paragraph-rsid="003cafcd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fo:font-size="18pt" style:text-underline-style="none" fo:font-weight="bold" officeooo:rsid="002e0905" officeooo:paragraph-rsid="002e0905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position="0% 100%" fo:font-size="18pt" style:text-underline-style="none" fo:font-weight="bold" officeooo:rsid="00362e64" officeooo:paragraph-rsid="00362e64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position="0% 100%" fo:font-size="18pt" style:text-underline-style="none" fo:font-weight="bold" officeooo:rsid="00372e21" officeooo:paragraph-rsid="00372e21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position="0% 100%" fo:font-size="18pt" style:text-underline-style="none" fo:font-weight="bold" officeooo:rsid="003a32bf" officeooo:paragraph-rsid="003a32bf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position="0% 100%" fo:font-size="18pt" style:text-underline-style="none" fo:font-weight="bold" officeooo:rsid="003aca93" officeooo:paragraph-rsid="003aca93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position="0% 100%" fo:font-size="18pt" style:text-underline-style="none" fo:font-weight="bold" officeooo:rsid="003b1e34" officeooo:paragraph-rsid="003b1e34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position="0% 100%" fo:font-size="18pt" style:text-underline-style="none" fo:font-weight="bold" officeooo:rsid="003cafcd" officeooo:paragraph-rsid="003cafcd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start" style:justify-single-word="false"/>
      <style:text-properties officeooo:paragraph-rsid="003cafcd"/>
    </style:style>
    <style:style style:name="P36" style:family="paragraph" style:parent-style-name="Standard">
      <style:paragraph-properties fo:text-align="start" style:justify-single-word="false"/>
      <style:text-properties officeooo:paragraph-rsid="003c1be6"/>
    </style:style>
    <style:style style:name="P37" style:family="paragraph" style:parent-style-name="Standard">
      <style:paragraph-properties fo:text-align="start" style:justify-single-word="false" fo:break-before="page"/>
      <style:text-properties fo:font-size="18pt" fo:font-style="normal" style:text-underline-style="none" fo:font-weight="bold" officeooo:rsid="0046366f" officeooo:paragraph-rsid="0046366f" style:font-size-asian="18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position="0% 100%" fo:font-size="18pt" style:text-underline-style="none" fo:font-weight="normal" officeooo:rsid="00362e64" officeooo:paragraph-rsid="00362e64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fo:font-size="18pt" style:text-underline-style="none" fo:font-weight="normal" officeooo:rsid="003a32bf" officeooo:paragraph-rsid="003a32bf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3cafcd" officeooo:paragraph-rsid="003f4f12" style:font-size-asian="15.75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422060" officeooo:paragraph-rsid="0040e3c1" style:font-size-asian="18pt" style:font-style-asian="normal" style:font-weight-asian="normal" style:font-size-complex="18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446267" officeooo:paragraph-rsid="0040e3c1" style:font-size-asian="18pt" style:font-style-asian="normal" style:font-weight-asian="normal" style:font-size-complex="18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46366f" officeooo:paragraph-rsid="0046366f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officeooo:rsid="00199cdc"/>
    </style:style>
    <style:style style:name="T4" style:family="text">
      <style:text-properties style:text-underline-style="none" officeooo:rsid="001b6a84"/>
    </style:style>
    <style:style style:name="T5" style:family="text">
      <style:text-properties style:text-underline-style="none" officeooo:rsid="001d58ff"/>
    </style:style>
    <style:style style:name="T6" style:family="text">
      <style:text-properties style:text-underline-style="none" officeooo:rsid="0023ac5e"/>
    </style:style>
    <style:style style:name="T7" style:family="text">
      <style:text-properties style:text-position="super 58%" style:text-underline-style="none" officeooo:rsid="00199cdc"/>
    </style:style>
    <style:style style:name="T8" style:family="text">
      <style:text-properties style:text-position="0% 100%" style:text-underline-style="none"/>
    </style:style>
    <style:style style:name="T9" style:family="text">
      <style:text-properties style:text-position="0% 100%" style:text-underline-style="none" officeooo:rsid="00199cdc"/>
    </style:style>
    <style:style style:name="T10" style:family="text">
      <style:text-properties style:text-position="0% 100%" style:text-underline-style="none" officeooo:rsid="001b6a84"/>
    </style:style>
    <style:style style:name="T11" style:family="text">
      <style:text-properties style:text-position="0% 100%" style:text-underline-style="none" fo:font-weight="normal" style:font-weight-asian="normal" style:font-weight-complex="normal"/>
    </style:style>
    <style:style style:name="T12" style:family="text">
      <style:text-properties style:text-position="0% 100%" style:text-underline-style="none" fo:font-weight="normal" officeooo:rsid="00229506" style:font-weight-asian="normal" style:font-weight-complex="normal"/>
    </style:style>
    <style:style style:name="T13" style:family="text">
      <style:text-properties style:text-position="0% 100%" style:text-underline-style="none" fo:font-weight="normal" officeooo:rsid="00241c45" style:font-weight-asian="normal" style:font-weight-complex="normal"/>
    </style:style>
    <style:style style:name="T14" style:family="text">
      <style:text-properties style:text-position="0% 100%" style:text-underline-style="none" fo:font-weight="normal" officeooo:rsid="002707ff" style:font-weight-asian="normal" style:font-weight-complex="normal"/>
    </style:style>
    <style:style style:name="T15" style:family="text">
      <style:text-properties style:text-position="0% 100%" style:text-underline-style="none" fo:font-weight="normal" officeooo:rsid="0029dc6f" style:font-weight-asian="normal" style:font-weight-complex="normal"/>
    </style:style>
    <style:style style:name="T16" style:family="text">
      <style:text-properties style:text-position="0% 100%" style:text-underline-style="none" officeooo:rsid="00241c45"/>
    </style:style>
    <style:style style:name="T17" style:family="text">
      <style:text-properties style:text-position="0% 100%" style:text-underline-style="none" officeooo:rsid="002707ff"/>
    </style:style>
    <style:style style:name="T18" style:family="text">
      <style:text-properties style:text-position="0% 100%" fo:font-size="18pt" fo:font-style="italic" style:text-underline-style="solid" style:text-underline-width="auto" style:text-underline-color="font-color" fo:font-weight="bold" officeooo:rsid="003c1be6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style:text-position="0% 100%" fo:font-size="18pt" fo:font-style="italic" style:text-underline-style="solid" style:text-underline-width="auto" style:text-underline-color="font-color" fo:font-weight="bold" officeooo:rsid="0040e3c1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officeooo:rsid="002081e5"/>
    </style:style>
    <style:style style:name="T21" style:family="text">
      <style:text-properties officeooo:rsid="002ca4f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2e0905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271ec" style:font-weight-asian="normal" style:font-weight-complex="normal"/>
    </style:style>
    <style:style style:name="T26" style:family="text">
      <style:text-properties fo:font-weight="normal" officeooo:rsid="00376765" style:font-weight-asian="normal" style:font-weight-complex="normal"/>
    </style:style>
    <style:style style:name="T27" style:family="text">
      <style:text-properties fo:font-weight="normal" officeooo:rsid="00394084" style:font-weight-asian="normal" style:font-weight-complex="normal"/>
    </style:style>
    <style:style style:name="T28" style:family="text">
      <style:text-properties fo:font-weight="normal" officeooo:rsid="003a32bf" style:font-weight-asian="normal" style:font-weight-complex="normal"/>
    </style:style>
    <style:style style:name="T29" style:family="text">
      <style:text-properties fo:font-weight="normal" officeooo:rsid="003aca93" style:font-weight-asian="normal" style:font-weight-complex="normal"/>
    </style:style>
    <style:style style:name="T30" style:family="text">
      <style:text-properties fo:font-weight="normal" officeooo:rsid="003b1e34" style:font-weight-asian="normal" style:font-weight-complex="normal"/>
    </style:style>
    <style:style style:name="T31" style:family="text">
      <style:text-properties fo:font-weight="normal" officeooo:rsid="00422060" style:font-weight-asian="normal" style:font-weight-complex="normal"/>
    </style:style>
    <style:style style:name="T32" style:family="text">
      <style:text-properties fo:font-weight="normal" officeooo:rsid="0043b420" style:font-weight-asian="normal" style:font-weight-complex="normal"/>
    </style:style>
    <style:style style:name="T33" style:family="text">
      <style:text-properties fo:font-weight="normal" officeooo:rsid="00446267" style:font-weight-asian="normal" style:font-weight-complex="normal"/>
    </style:style>
    <style:style style:name="T34" style:family="text">
      <style:text-properties fo:font-weight="normal" officeooo:rsid="00448334" style:font-weight-asian="normal" style:font-weight-complex="normal"/>
    </style:style>
    <style:style style:name="T35" style:family="text">
      <style:text-properties fo:font-weight="normal" officeooo:rsid="0045d440" style:font-weight-asian="normal" style:font-weight-complex="normal"/>
    </style:style>
    <style:style style:name="T36" style:family="text">
      <style:text-properties fo:font-weight="normal" officeooo:rsid="0046366f" style:font-weight-asian="normal" style:font-weight-complex="normal"/>
    </style:style>
    <style:style style:name="T37" style:family="text">
      <style:text-properties fo:font-weight="normal" officeooo:rsid="004831b5" style:font-weight-asian="normal" style:font-weight-complex="normal"/>
    </style:style>
    <style:style style:name="T38" style:family="text">
      <style:text-properties fo:font-weight="normal" officeooo:rsid="004a02ab" style:font-weight-asian="normal" style:font-weight-complex="normal"/>
    </style:style>
    <style:style style:name="T39" style:family="text">
      <style:text-properties fo:font-weight="normal" officeooo:rsid="004a1c82" style:font-weight-asian="normal" style:font-weight-complex="normal"/>
    </style:style>
    <style:style style:name="T40" style:family="text">
      <style:text-properties officeooo:rsid="0034e51d"/>
    </style:style>
    <style:style style:name="T41" style:family="text">
      <style:text-properties officeooo:rsid="0034eac0"/>
    </style:style>
    <style:style style:name="T4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4" style:family="text">
      <style:text-properties fo:font-size="18pt" style:text-underline-style="none" fo:font-weight="bold" officeooo:rsid="003cafcd" style:font-size-asian="18pt" style:font-weight-asian="bold" style:font-size-complex="18pt" style:font-weight-complex="bold"/>
    </style:style>
    <style:style style:name="T45" style:family="text">
      <style:text-properties fo:font-size="18pt" style:text-underline-style="none" fo:font-weight="normal" officeooo:rsid="003cafcd" style:font-size-asian="18pt" style:font-weight-asian="normal" style:font-size-complex="18pt" style:font-weight-complex="normal"/>
    </style:style>
    <style:style style:name="T46" style:family="text">
      <style:text-properties style:font-size-asian="18pt"/>
    </style:style>
    <style:style style:name="T47" style:family="text">
      <style:text-properties officeooo:rsid="00422060"/>
    </style:style>
    <style:style style:name="T48" style:family="text">
      <style:text-properties officeooo:rsid="0043b420"/>
    </style:style>
    <style:style style:name="T49" style:family="text">
      <style:text-properties officeooo:rsid="0046366f"/>
    </style:style>
    <style:style style:name="T50" style:family="text">
      <style:text-properties officeooo:rsid="004beaf0"/>
    </style:style>
    <style:style style:name="T51" style:family="text">
      <style:text-properties officeooo:rsid="004f4f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ponais - Grammaire &amp; Thème 1</text:p>
      <text:p text:style-name="P5">par NODA Hiroko<text:span text:style-name="T20"> (hiroko.noda@univ-lyon3.fr)</text:span></text:p>
      <text:p text:style-name="P4"/>
      <text:p text:style-name="P2"><text:span text:style-name="T2">Manuel : </text:span><text:span text:style-name="T1">みんなの日本語</text:span><text:span text:style-name="T4">, </text:span><text:span text:style-name="T1">初級</text:span><text:span text:style-name="T6">(?)</text:span><text:span text:style-name="T4"> (</text:span><text:span text:style-name="T5">shokyû - </text:span><text:span text:style-name="T4">niveau élémentaire)</text:span><text:span text:style-name="T3">, Tome 1, 2</text:span><text:span text:style-name="T7">è</text:span><text:span text:style-name="T9"> édition </text:span></text:p>
      <text:p text:style-name="P2"><text:span text:style-name="T10"><text:tab/><text:tab/></text:span><text:span text:style-name="T9">(ISBN-978-4-88319-603-6)</text:span></text:p>
      <text:p text:style-name="P17"/>
      <text:p text:style-name="P3"><text:span text:style-name="T9"><text:tab/></text:span><text:span text:style-name="T8">-&gt; </text:span><text:span text:style-name="T11">cours disponibles sur la plateforme pédagogique</text:span><text:span text:style-name="T12"> (Moodle)</text:span></text:p>
      <text:p text:style-name="P18"/>
      <text:p text:style-name="P6"><text:span text:style-name="T8">ひらがな</text:span><text:span text:style-name="T13"> - hiragana</text:span></text:p>
      <text:p text:style-name="P20"/>
      <text:p text:style-name="P6"><text:span text:style-name="T8">カタカナ</text:span><text:span text:style-name="T13"> - katakana</text:span></text:p>
      <text:p text:style-name="P20"/>
      <text:p text:style-name="P7"><text:span text:style-name="T8">漢字</text:span><text:span text:style-name="T16"> </text:span><text:span text:style-name="T13">- kanji</text:span><text:span text:style-name="T14"> (</text:span><text:span text:style-name="T8">漢</text:span><text:span text:style-name="T17"> : chinois , </text:span><text:span text:style-name="T8">字</text:span><text:span text:style-name="T17"> : caractère)</text:span></text:p>
      <text:p text:style-name="P21"/>
      <text:p text:style-name="P8"><text:span text:style-name="T11"><text:tab/>ex : </text:span><text:span text:style-name="T8">ミラーさんは、学生です。</text:span></text:p>
      <text:p text:style-name="P9"><text:span text:style-name="T11"><text:tab/>　　Mira</text:span><text:span text:style-name="T15">a</text:span><text:span text:style-name="T11">-san ha, gakusei desu.</text:span></text:p>
      <text:p text:style-name="P10"><text:span text:style-name="T11"><text:tab/><text:tab/>Mira</text:span><text:span text:style-name="T15">a</text:span><text:span text:style-name="T11">-san est étudiant.</text:span></text:p>
      <text:p text:style-name="P22"><text:tab/><text:tab/>(= Miller)</text:p>
      <text:p text:style-name="P23"/>
      <text:p text:style-name="P36"><text:span text:style-name="T18">Les voyelles </text:span><text:span text:style-name="T19">allongées</text:span></text:p>
      <text:p text:style-name="P27"><text:tab/><text:span text:style-name="T42">en hiragana</text:span></text:p>
      <text:p text:style-name="P23"><text:span text:style-name="T22">おばさん</text:span><text:span text:style-name="T21"><text:tab/>-&gt; obasan </text:span><text:span text:style-name="T23"><text:tab/></text:span><text:span text:style-name="T21">= la tante</text:span></text:p>
      <text:p text:style-name="P23"><text:span text:style-name="T22">おばあさん</text:span>　<text:span text:style-name="T21">-&gt; obaasan </text:span><text:span text:style-name="T23"><text:tab/></text:span><text:span text:style-name="T21">= la grand-mère </text:span></text:p>
      <text:p text:style-name="P23"/>
      <text:p text:style-name="P28">おじさん<text:tab/><text:span text:style-name="T24">-&gt; ojisan <text:tab/><text:tab/>= l'oncle</text:span></text:p>
      <text:p text:style-name="P28">おじいさん<text:tab/><text:span text:style-name="T24">-&gt; ojiisan<text:tab/><text:tab/>= le grand-père</text:span></text:p>
      <text:p text:style-name="P25"/>
      <text:p text:style-name="P28">ゆき<text:span text:style-name="T25"><text:tab/><text:tab/>-&gt; yuki<text:tab/><text:tab/>= la neige</text:span></text:p>
      <text:p text:style-name="P28">ゆうき<text:span text:style-name="T25"><text:tab/><text:tab/>-&gt; yuuki<text:tab/><text:tab/>= le courage</text:span></text:p>
      <text:p text:style-name="P23"/>
      <text:p text:style-name="P26"><text:span text:style-name="T22">え</text:span><text:tab/><text:tab/><text:tab/>-&gt; e <text:tab/><text:tab/><text:tab/>= art, dessin, peinture</text:p>
      <text:p text:style-name="P26"><text:span text:style-name="T22">ええ</text:span><text:span text:style-name="T40"><text:tab/><text:tab/>-&gt; ee<text:tab/><text:tab/>= "ouais" (plutot oral)</text:span></text:p>
      <text:p text:style-name="P26"/>
      <text:p text:style-name="P26"><text:soft-page-break/><text:span text:style-name="T22">とる</text:span><text:tab/><text:tab/>-&gt; toru<text:span text:style-name="T41"><text:tab/><text:tab/>= VB prendre</text:span></text:p>
      <text:p text:style-name="P26"><text:span text:style-name="T22">とおる</text:span><text:tab/><text:tab/>-&gt; tooru<text:span text:style-name="T41"><text:tab/><text:tab/>= VB passer</text:span></text:p>
      <text:p text:style-name="P29">ここ　<text:tab/><text:tab/><text:span text:style-name="T24">-&gt; koko<text:tab/><text:tab/>= ici</text:span></text:p>
      <text:p text:style-name="P29">こうこう<text:tab/><text:span text:style-name="T24">-&gt; koukou<text:tab/>= lycée</text:span></text:p>
      <text:p text:style-name="P29">こおり<text:tab/><text:tab/><text:span text:style-name="T24">-&gt; koori<text:tab/><text:tab/>= la glace</text:span></text:p>
      <text:p text:style-name="P38"/>
      <text:p text:style-name="P30"><text:span text:style-name="T24">ex : </text:span><text:span text:style-name="T28"><text:tab/></text:span><text:span text:style-name="T24">東京　-&gt; とうきょう -&gt; Toukyo</text:span><text:span text:style-name="T27">u</text:span><text:span text:style-name="T24"> </text:span><text:span text:style-name="T26"><text:tab/></text:span><text:span text:style-name="T24">= Tokyo</text:span></text:p>
      <text:p text:style-name="P31"><text:span text:style-name="T24"><text:tab/>大阪　-&gt; おおさか　</text:span><text:span text:style-name="T29"> </text:span><text:span text:style-name="T24">-&gt; Oosaka<text:tab/><text:tab/>= Osaka</text:span></text:p>
      <text:p text:style-name="P39"/>
      <text:p text:style-name="P32">へや<text:span text:style-name="T24">　<text:tab/></text:span><text:span text:style-name="T30"><text:tab/></text:span><text:span text:style-name="T24">-&gt; heya <text:tab/><text:tab/>= une pièce, une chambre</text:span></text:p>
      <text:p text:style-name="P33">へいや<text:span text:style-name="T24"><text:tab/><text:tab/>-&gt; heiya<text:tab/><text:tab/>= </text:span></text:p>
      <text:p text:style-name="P24"/>
      <text:p text:style-name="P34"><text:tab/><text:span text:style-name="T43">en katakana</text:span></text:p>
      <text:p text:style-name="P19"/>
      <text:p text:style-name="P19"/>
      <text:p text:style-name="P35"><text:span text:style-name="T44">カード<text:tab/><text:tab/></text:span><text:span text:style-name="T45">-&gt; kaado<text:tab/><text:tab/>= une carte (card en anglais)</text:span></text:p>
      <text:p text:style-name="P11"><text:span text:style-name="T46">タクシー</text:span><text:tab/><text:span text:style-name="T24">-&gt; takushii<text:tab/>= un taxi</text:span></text:p>
      <text:p text:style-name="P40"/>
      <text:p text:style-name="P40"/>
      <text:p text:style-name="P12">Les consonnes allongées</text:p>
      <text:p text:style-name="P16"/>
      <text:p text:style-name="P13">ぶか<text:tab/><text:tab/><text:span text:style-name="T24">-&gt; buka<text:tab/><text:tab/>= un subordonné</text:span></text:p>
      <text:p text:style-name="P13">ぶっか<text:tab/><text:tab/>-&gt; <text:span text:style-name="T24">bukka<text:tab/><text:tab/>=</text:span><text:span text:style-name="T31"> </text:span></text:p>
      <text:p text:style-name="P41"/>
      <text:p text:style-name="P13"><text:span text:style-name="T47">おと</text:span><text:span text:style-name="T48"><text:tab/><text:tab/></text:span><text:span text:style-name="T32">-&gt;</text:span><text:span text:style-name="T48"> </text:span><text:span text:style-name="T32">oto</text:span><text:span text:style-name="T33"><text:tab/><text:tab/>= </text:span><text:span text:style-name="T35">un </text:span><text:span text:style-name="T34">son, </text:span><text:span text:style-name="T35">un </text:span><text:span text:style-name="T34">bruit</text:span></text:p>
      <text:p text:style-name="P13"><text:span text:style-name="T47">おっと</text:span><text:span text:style-name="T48"><text:tab/><text:tab/></text:span><text:span text:style-name="T32">-&gt;</text:span><text:span text:style-name="T48"> </text:span><text:span text:style-name="T32">otto</text:span><text:span text:style-name="T33"><text:tab/><text:tab/>= </text:span></text:p>
      <text:p text:style-name="P42"/>
      <text:p text:style-name="P42"/>
      <text:p text:style-name="P42"/>
      <text:p text:style-name="P37">exercice</text:p>
      <text:p text:style-name="P13">にっき<text:span text:style-name="T49"> <text:tab/><text:tab/></text:span><text:span text:style-name="T36">-&gt; nikki<text:tab/><text:tab/>= </text:span><text:span text:style-name="T37">une journal intime</text:span></text:p>
      <text:p text:style-name="P13">きって<text:span text:style-name="T49"><text:tab/><text:tab/></text:span><text:span text:style-name="T36">-&gt; kitte<text:tab/><text:tab/>= </text:span><text:span text:style-name="T39">un timbre</text:span></text:p>
      <text:p text:style-name="P13">ベッド<text:span text:style-name="T49"><text:tab/><text:tab/></text:span><text:span text:style-name="T36">-&gt; beddo <text:tab/><text:tab/>= </text:span><text:span text:style-name="T38">un</text:span><text:span text:style-name="T36"> lit</text:span></text:p>
      <text:p text:style-name="P14">コップ<text:span text:style-name="T49"><text:tab/><text:tab/></text:span><text:span text:style-name="T36">-&gt; koppu<text:tab/><text:tab/>= </text:span><text:span text:style-name="T38">un</text:span><text:span text:style-name="T36"> verre </text:span></text:p>
      <text:p text:style-name="P14"><text:span text:style-name="T49">カップ<text:tab/><text:tab/></text:span><text:span text:style-name="T36">-&gt; kappu <text:tab/><text:tab/>= </text:span><text:span text:style-name="T38">une</text:span><text:span text:style-name="T36"> tasse</text:span></text:p>
      <text:p text:style-name="P43"/>
      <text:p text:style-name="P14"><text:span text:style-name="T49">シ</text:span><text:span text:style-name="T50"><text:tab/></text:span><text:span text:style-name="T51"><text:tab/></text:span><text:span text:style-name="T49">ツ</text:span><text:span text:style-name="T50"><text:tab/></text:span><text:span text:style-name="T51"><text:tab/></text:span><text:span text:style-name="T50">ソ<text:tab/></text:span><text:span text:style-name="T51"><text:tab/></text:span><text:span text:style-name="T50">ン</text:span></text:p>
      <text:p text:style-name="P15">shi<text:tab/><text:span text:style-name="T51"><text:tab/></text:span>tsu<text:tab/><text:span text:style-name="T51"><text:tab/></text:span>so<text:tab/><text:span text:style-name="T51"><text:tab/></text:span>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04:13:37.875057288</meta:creation-date>
    <meta:generator>LibreOffice/6.4.5.2$Linux_X86_64 LibreOffice_project/40$Build-2</meta:generator>
    <dc:date>2020-09-09T12:14:40.892556547</dc:date>
    <meta:editing-duration>PT1H51M47S</meta:editing-duration>
    <meta:editing-cycles>54</meta:editing-cycles>
    <meta:document-statistic meta:table-count="0" meta:image-count="0" meta:object-count="0" meta:page-count="3" meta:paragraph-count="47" meta:word-count="339" meta:character-count="1269" meta:non-whitespace-character-count="981"/>
  </office:meta>
</office:document-meta>
</file>